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rsid="0011099a" officeooo:paragraph-rsid="0011099a" style:font-weight-asian="bold" style:font-weight-complex="bold"/>
    </style:style>
    <style:style style:name="P2" style:family="paragraph" style:parent-style-name="Standard">
      <style:text-properties style:font-name="Liberation Serif" fo:font-weight="bold" officeooo:rsid="0011099a" officeooo:paragraph-rsid="0026284d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11099a" officeooo:paragraph-rsid="002d1d13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1pt" officeooo:paragraph-rsid="00121b57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1pt" officeooo:paragraph-rsid="0026284d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1pt" officeooo:rsid="0251a1fb" officeooo:paragraph-rsid="00121b57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1pt" officeooo:rsid="0251a1fb" officeooo:paragraph-rsid="0026284d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Liberation Serif" fo:font-size="11pt" fo:font-style="normal" fo:font-weight="bold" officeooo:rsid="0011099a" officeooo:paragraph-rsid="002d1d13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Liberation Serif" fo:font-size="11pt" fo:font-style="normal" fo:font-weight="bold" officeooo:rsid="002e029c" officeooo:paragraph-rsid="002e029c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2pt" fo:font-weight="normal" officeooo:rsid="0251a1fb" officeooo:paragraph-rsid="00121b5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2pt" fo:font-weight="normal" officeooo:rsid="0251a1fb" officeooo:paragraph-rsid="0026284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2pt" fo:font-weight="bold" officeooo:rsid="00121b57" officeooo:paragraph-rsid="00121b5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2pt" fo:font-weight="bold" officeooo:rsid="00121b57" officeooo:paragraph-rsid="0026284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2pt" fo:font-style="italic" fo:font-weight="normal" officeooo:rsid="00121b57" officeooo:paragraph-rsid="0026284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Liberation Serif" fo:font-size="12pt" fo:font-style="normal" fo:font-weight="bold" officeooo:rsid="0011099a" officeooo:paragraph-rsid="002d1d1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Liberation Serif" officeooo:paragraph-rsid="0026284d"/>
    </style:style>
    <style:style style:name="P17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weight="bold" officeooo:rsid="0011099a" officeooo:paragraph-rsid="0011099a" style:font-weight-asian="bold" style:font-weight-complex="bold"/>
    </style:style>
    <style:style style:name="P18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weight="bold" officeooo:rsid="0011099a" officeooo:paragraph-rsid="0026284d" style:font-weight-asian="bold" style:font-weight-complex="bold"/>
    </style:style>
    <style:style style:name="P19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weight="bold" officeooo:rsid="0011099a" officeooo:paragraph-rsid="002d1d13" style:font-weight-asian="bold" style:font-weight-complex="bold"/>
    </style:style>
    <style:style style:name="P20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1653c9" style:font-weight-asian="normal" style:font-weight-complex="normal"/>
    </style:style>
    <style:style style:name="P21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16f3b0" style:font-weight-asian="normal" style:font-weight-complex="normal"/>
    </style:style>
    <style:style style:name="P22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18d84e" style:font-weight-asian="normal" style:font-weight-complex="normal"/>
    </style:style>
    <style:style style:name="P23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2d1d13" style:font-weight-asian="normal" style:font-weight-complex="normal"/>
    </style:style>
    <style:style style:name="P24" style:family="paragraph" style:parent-style-name="Standard">
      <style:paragraph-properties fo:line-height="200%" fo:text-align="justify" style:justify-single-word="false" style:shadow="none"/>
      <style:text-properties style:font-name="Liberation Serif" officeooo:paragraph-rsid="0026284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style:font-name="Liberation Serif" fo:font-size="11pt" officeooo:paragraph-rsid="002d1d13" style:font-size-asian="11pt" style:font-size-complex="11pt"/>
    </style:style>
    <style:style style:name="T1" style:family="text">
      <style:text-properties fo:font-weight="normal" officeooo:rsid="0344f679" style:font-name-asian="SimSun" style:font-weight-asian="normal" style:font-name-complex="Mang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30f9d04" style:font-weight-asian="normal" style:font-weight-complex="normal"/>
    </style:style>
    <style:style style:name="T4" style:family="text">
      <style:text-properties fo:font-weight="normal" officeooo:rsid="008ca127" style:font-weight-asian="normal" style:font-weight-complex="normal"/>
    </style:style>
    <style:style style:name="T5" style:family="text">
      <style:text-properties fo:font-weight="normal" officeooo:rsid="006784de" style:font-weight-asian="normal" style:font-weight-complex="normal"/>
    </style:style>
    <style:style style:name="T6" style:family="text">
      <style:text-properties fo:font-weight="normal" officeooo:rsid="006bfdde" style:font-weight-asian="normal" style:font-weight-complex="normal"/>
    </style:style>
    <style:style style:name="T7" style:family="text">
      <style:text-properties fo:font-weight="normal" officeooo:rsid="00683361" style:font-weight-asian="normal" style:font-weight-complex="normal"/>
    </style:style>
    <style:style style:name="T8" style:family="text">
      <style:text-properties fo:font-weight="normal" officeooo:rsid="00688436" style:font-weight-asian="normal" style:font-weight-complex="normal"/>
    </style:style>
    <style:style style:name="T9" style:family="text">
      <style:text-properties fo:font-weight="normal" officeooo:rsid="006a2135" style:font-weight-asian="normal" style:font-weight-complex="normal"/>
    </style:style>
    <style:style style:name="T10" style:family="text">
      <style:text-properties fo:font-weight="normal" officeooo:rsid="0004adbf" style:font-weight-asian="normal" style:font-weight-complex="normal"/>
    </style:style>
    <style:style style:name="T11" style:family="text">
      <style:text-properties fo:font-weight="normal" officeooo:rsid="03214eb7" style:font-weight-asian="normal" style:font-weight-complex="normal"/>
    </style:style>
    <style:style style:name="T12" style:family="text">
      <style:text-properties fo:font-weight="normal" officeooo:rsid="0079a1ee" style:font-weight-asian="normal" style:font-weight-complex="normal"/>
    </style:style>
    <style:style style:name="T13" style:family="text">
      <style:text-properties fo:font-weight="normal" officeooo:rsid="0208d76e" style:font-weight-asian="normal" style:font-weight-complex="normal"/>
    </style:style>
    <style:style style:name="T14" style:family="text">
      <style:text-properties fo:font-weight="normal" officeooo:rsid="004f096d" style:font-weight-asian="normal" style:font-weight-complex="normal"/>
    </style:style>
    <style:style style:name="T15" style:family="text">
      <style:text-properties fo:font-weight="normal" officeooo:rsid="0050cae0" style:font-weight-asian="normal" style:font-weight-complex="normal"/>
    </style:style>
    <style:style style:name="T16" style:family="text">
      <style:text-properties fo:font-weight="normal" officeooo:rsid="007b27db" style:font-weight-asian="normal" style:font-weight-complex="normal"/>
    </style:style>
    <style:style style:name="T17" style:family="text">
      <style:text-properties fo:font-weight="normal" officeooo:rsid="00537808" style:font-weight-asian="normal" style:font-weight-complex="normal"/>
    </style:style>
    <style:style style:name="T18" style:family="text">
      <style:text-properties fo:font-weight="normal" officeooo:rsid="008e1aef" style:font-weight-asian="normal" style:font-weight-complex="normal"/>
    </style:style>
    <style:style style:name="T19" style:family="text">
      <style:text-properties fo:font-weight="normal" officeooo:rsid="00a304fa" style:font-weight-asian="normal" style:font-weight-complex="normal"/>
    </style:style>
    <style:style style:name="T20" style:family="text">
      <style:text-properties fo:font-weight="normal" officeooo:rsid="001653c9" style:font-weight-asian="normal" style:font-weight-complex="normal"/>
    </style:style>
    <style:style style:name="T21" style:family="text">
      <style:text-properties fo:font-weight="normal" officeooo:rsid="0011099a" style:font-weight-asian="normal" style:font-weight-complex="normal"/>
    </style:style>
    <style:style style:name="T22" style:family="text">
      <style:text-properties fo:font-weight="normal" officeooo:rsid="0026284d" style:font-weight-asian="normal" style:font-weight-complex="normal"/>
    </style:style>
    <style:style style:name="T23" style:family="text">
      <style:text-properties fo:font-weight="normal" officeooo:rsid="0016f3b0" style:font-weight-asian="normal" style:font-weight-complex="normal"/>
    </style:style>
    <style:style style:name="T24" style:family="text">
      <style:text-properties fo:font-weight="normal" officeooo:rsid="0018bbdf" style:font-weight-asian="normal" style:font-weight-complex="normal"/>
    </style:style>
    <style:style style:name="T25" style:family="text">
      <style:text-properties fo:font-weight="normal" officeooo:rsid="0344f679" style:font-name-asian="DejaVu Serif1" style:font-weight-asian="normal" style:font-name-complex="DejaVu Serif1" style:font-weight-complex="normal"/>
    </style:style>
    <style:style style:name="T26" style:family="text">
      <style:text-properties officeooo:rsid="01f0c07a"/>
    </style:style>
    <style:style style:name="T27" style:family="text">
      <style:text-properties officeooo:rsid="01f0a78b"/>
    </style:style>
    <style:style style:name="T28" style:family="text">
      <style:text-properties officeooo:rsid="021b36f2"/>
    </style:style>
    <style:style style:name="T29" style:family="text">
      <style:text-properties officeooo:rsid="022252b7"/>
    </style:style>
    <style:style style:name="T30" style:family="text">
      <style:text-properties officeooo:rsid="0225ee2f"/>
    </style:style>
    <style:style style:name="T31" style:family="text">
      <style:text-properties officeooo:rsid="0241e8a2"/>
    </style:style>
    <style:style style:name="T32" style:family="text">
      <style:text-properties officeooo:rsid="0232964a"/>
    </style:style>
    <style:style style:name="T33" style:family="text">
      <style:text-properties officeooo:rsid="03103faa"/>
    </style:style>
    <style:style style:name="T34" style:family="text">
      <style:text-properties officeooo:rsid="02453201"/>
    </style:style>
    <style:style style:name="T35" style:family="text">
      <style:text-properties officeooo:rsid="0013a959"/>
    </style:style>
    <style:style style:name="T36" style:family="text">
      <style:text-properties officeooo:rsid="001653c9"/>
    </style:style>
    <style:style style:name="T37" style:family="text">
      <style:text-properties officeooo:rsid="0016f3b0"/>
    </style:style>
    <style:style style:name="T38" style:family="text">
      <style:text-properties officeooo:rsid="0018bbdf"/>
    </style:style>
    <style:style style:name="T39" style:family="text">
      <style:text-properties fo:font-style="italic" officeooo:rsid="0018bbdf" style:font-style-asian="italic" style:font-style-complex="italic"/>
    </style:style>
    <style:style style:name="T40" style:family="text">
      <style:text-properties fo:font-style="italic" fo:font-weight="bold" officeooo:rsid="0026284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officeooo:rsid="0018bbdf" style:font-style-asian="italic" style:font-weight-asian="normal" style:font-style-complex="italic" style:font-weight-complex="normal"/>
    </style:style>
    <style:style style:name="T42" style:family="text">
      <style:text-properties style:font-name="Liberation Serif" fo:font-weight="normal" officeooo:rsid="001653c9" style:font-weight-asian="normal" style:font-weight-complex="normal"/>
    </style:style>
    <style:style style:name="T43" style:family="text">
      <style:text-properties style:font-name="Liberation Serif" fo:font-weight="normal" officeooo:rsid="0011099a" style:font-weight-asian="normal" style:font-weight-complex="normal"/>
    </style:style>
    <style:style style:name="T44" style:family="text">
      <style:text-properties style:font-name="Liberation Serif" fo:font-weight="normal" officeooo:rsid="0026284d" style:font-weight-asian="normal" style:font-weight-complex="normal"/>
    </style:style>
    <style:style style:name="T45" style:family="text">
      <style:text-properties style:font-name="Liberation Serif" fo:font-weight="normal" officeooo:rsid="0016f3b0" style:font-weight-asian="normal" style:font-weight-complex="normal"/>
    </style:style>
    <style:style style:name="T46" style:family="text">
      <style:text-properties style:font-name="Liberation Serif" fo:font-weight="normal" officeooo:rsid="0018bbdf" style:font-weight-asian="normal" style:font-weight-complex="normal"/>
    </style:style>
    <style:style style:name="T47" style:family="text">
      <style:text-properties style:font-name="Liberation Serif" fo:font-style="italic" fo:font-weight="normal" officeooo:rsid="0018bbdf" style:font-style-asian="italic" style:font-weight-asian="normal" style:font-style-complex="italic" style:font-weight-complex="normal"/>
    </style:style>
    <style:style style:name="T48" style:family="text">
      <style:text-properties style:font-name="Liberation Serif" fo:font-style="italic" fo:font-weight="bold" officeooo:rsid="0026284d" style:font-style-asian="italic" style:font-weight-asian="bold" style:font-style-complex="italic" style:font-weight-complex="bold"/>
    </style:style>
    <style:style style:name="T49" style:family="text">
      <style:text-properties style:font-name="Liberation Serif" fo:font-size="12pt" fo:font-style="italic" fo:font-weight="normal" officeooo:rsid="00121b57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Liberation Serif" fo:font-size="12pt" fo:font-style="italic" fo:font-weight="bold" officeooo:rsid="002801b0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style:font-name="Liberation Serif" fo:font-size="12pt" fo:font-style="italic" fo:font-weight="bold" officeooo:rsid="002aa34e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font-weight="bold" officeooo:rsid="002801b0" style:font-weight-asian="bold" style:font-weight-complex="bold"/>
    </style:style>
    <style:style style:name="T53" style:family="text">
      <style:text-properties fo:font-weight="bold" officeooo:rsid="0028b247" style:font-weight-asian="bold" style:font-weight-complex="bold"/>
    </style:style>
    <style:style style:name="T54" style:family="text">
      <style:text-properties fo:font-weight="bold" officeooo:rsid="002b811c" style:font-weight-asian="bold" style:font-weight-complex="bold"/>
    </style:style>
    <style:style style:name="T55" style:family="text">
      <style:text-properties officeooo:rsid="002d1d13"/>
    </style:style>
    <style:style style:name="T56" style:family="text">
      <style:text-properties officeooo:rsid="0028b247"/>
    </style:style>
    <style:style style:name="T57" style:family="text">
      <style:text-properties style:font-name="DejaVu Serif1" fo:font-weight="normal" officeooo:rsid="0344f679" style:font-name-asian="DejaVu Serif1" style:font-weight-asian="normal" style:font-name-complex="DejaVu Serif1" style:font-weight-complex="normal"/>
    </style:style>
    <style:style style:name="T58" style:family="text">
      <style:text-properties style:font-name="DejaVu Serif1" officeooo:rsid="0344f679" style:font-name-asian="DejaVu Serif1" style:font-name-complex="DejaVu Serif1"/>
    </style:style>
    <style:style style:name="T59" style:family="text">
      <style:text-properties officeooo:rsid="008e1aef"/>
    </style:style>
    <style:style style:name="T60" style:family="text">
      <style:text-properties officeooo:rsid="00a304fa"/>
    </style:style>
    <style:style style:name="T61" style:family="text">
      <style:text-properties officeooo:rsid="00077215"/>
    </style:style>
    <style:style style:name="T62" style:family="text">
      <style:text-properties officeooo:rsid="030f9d04"/>
    </style:style>
    <style:style style:name="T63" style:family="text">
      <style:text-properties officeooo:rsid="00095210"/>
    </style:style>
    <style:style style:name="T64" style:family="text">
      <style:text-properties officeooo:rsid="0009d795"/>
    </style:style>
    <style:style style:name="T65" style:family="text">
      <style:text-properties officeooo:rsid="000a38ed"/>
    </style:style>
    <style:style style:name="T66" style:family="text">
      <style:text-properties officeooo:rsid="004bc196"/>
    </style:style>
    <style:style style:name="T67" style:family="text">
      <style:text-properties officeooo:rsid="00555307"/>
    </style:style>
    <style:style style:name="T68" style:family="text">
      <style:text-properties officeooo:rsid="03018020"/>
    </style:style>
    <style:style style:name="T69" style:family="text">
      <style:text-properties officeooo:rsid="0059ea8a"/>
    </style:style>
    <style:style style:name="T70" style:family="text">
      <style:text-properties officeooo:rsid="005ed1df"/>
    </style:style>
    <style:style style:name="T71" style:family="text">
      <style:text-properties officeooo:rsid="00612104"/>
    </style:style>
    <style:style style:name="T72" style:family="text">
      <style:text-properties officeooo:rsid="006500a7"/>
    </style:style>
    <style:style style:name="T73" style:family="text">
      <style:text-properties officeooo:rsid="00655f5d"/>
    </style:style>
    <style:style style:name="T74" style:family="text">
      <style:text-properties officeooo:rsid="0344f679" style:font-name-asian="SimSun" style:font-name-complex="Mangal"/>
    </style:style>
    <style:style style:name="T75" style:family="text">
      <style:text-properties fo:font-size="12pt" fo:font-style="italic" fo:font-weight="normal" officeooo:rsid="00121b57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size="12pt" fo:font-style="italic" fo:font-weight="bold" officeooo:rsid="002801b0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size="12pt" fo:font-style="italic" fo:font-weight="bold" officeooo:rsid="002aa34e" style:font-size-asian="12pt" style:font-style-asian="italic" style:font-weight-asian="bold" style:font-size-complex="12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2021.02.02 / Contrôle de cours sur le début de la séquence consacrée au héros médiéval</text:p>
      <text:p text:style-name="P1"/>
      <text:p text:style-name="P1">(1) Compléter ce texte à trous ( <text:s text:c="10"/>/ 8 points)</text:p>
      <text:p text:style-name="P1"/>
      <text:p text:style-name="P20"><text:span text:style-name="T36"><text:tab/>Le </text:span>Moyen-Age <text:span text:style-name="T36">est une période historique qui commence en ____________________ et qui s’achève en ____________________. Juste avant le Moyen-Age se trouve une autre période historique nommée ____________________.</text:span></text:p>
      <text:p text:style-name="P21"><text:tab/><text:span text:style-name="T37">Une ____________________ est l’histoire des aventures d’un héros. Dans ce type d’histoire, le lecteur trouve deux figures de style : ____________________ qui est une exagération et la ____________________ qui mêle des personnes ou des bâtiments de tailles très différentes.</text:span></text:p>
      <text:p text:style-name="P22"><text:tab/><text:span text:style-name="T38">Dans le cours, nous avons étudié un extrait d’un poème ____________________ (=appartenant au Moyen-Age) nommé </text:span><text:span text:style-name="T39">Beowulf</text:span><text:span text:style-name="T38">. Le héros donne son nom à ce poème, il s’agit donc d’un héros ____________________.</text:span></text:p>
      <text:p text:style-name="P1">(2) Lire l’extrait suivant de Beowulf et répondre à la question posée : <text:span text:style-name="T35">( <text:s text:c="4"/>/ 12 points)</text:span></text:p>
      <text:p text:style-name="P1"/>
      <text:p text:style-name="P4"><text:span text:style-name="T25"><text:tab/>∙</text:span><text:span text:style-name="T1"> </text:span><text:span text:style-name="T26">Le bon guerrier, le parent de Higelac, se souvint alors, </text:span><text:line-break/><text:tab/><text:span text:style-name="T25">∙</text:span><text:span text:style-name="T1"> </text:span><text:span text:style-name="T27">de son discours de la veille au soir. Il se leva bien droit</text:span><text:line-break/>760<text:tab/><text:span text:style-name="T25">∙</text:span><text:span text:style-name="T1"> </text:span><text:span text:style-name="T28">et le serra fortement. Des doigts éclatèrent.</text:span><text:line-break/><text:tab/><text:span text:style-name="T25">∙</text:span><text:span text:style-name="T1"> </text:span><text:span text:style-name="T29">Le géant tenta de s'échapper, le noble s'avança d'un pas.</text:span><text:line-break/><text:tab/><text:span text:style-name="T25">∙</text:span><text:span text:style-name="T1"> </text:span><text:span text:style-name="T30">Le célèbre Grendel se dit que lorsqu'il parviendrait à s'enfuir,</text:span><text:line-break/><text:tab/><text:span text:style-name="T25">∙</text:span><text:span text:style-name="T1"> </text:span><text:span text:style-name="T31">il volerait jusqu'en un lieu situé plus à l'écart et loin de cet endroit</text:span><text:line-break/><text:tab/><text:span text:style-name="T25">∙</text:span><text:span text:style-name="T1"> </text:span><text:span text:style-name="T32">et qu'il fuirait dans son refuge des marais. Il savait que le contrôle de ses doigts</text:span><text:line-break/>765<text:tab/><text:span text:style-name="T25">∙</text:span><text:span text:style-name="T1"> </text:span><text:span text:style-name="T33">dépendait de la poigne d'une personne féroce. Quel mauvais voyage</text:span><text:line-break/><text:tab/><text:span text:style-name="T25">∙</text:span><text:span text:style-name="T1"> </text:span><text:span text:style-name="T34">l'ennemi pernicieux avait-il entrepris en venant à Heorot !</text:span></text:p>
      <text:p text:style-name="P6"><text:tab/><text:span text:style-name="T25">∙</text:span><text:span text:style-name="T1"> </text:span>Quel vacarme dans la somptueuse grand'salle ! Chez tous les Danois,</text:p>
      <text:p text:style-name="P6"><text:tab/><text:span text:style-name="T25">∙</text:span><text:span text:style-name="T1"> —</text:span> habitants des forteresses — chez chacun de ces braves,</text:p>
      <text:p text:style-name="P6"><text:tab/><text:span text:style-name="T25">∙</text:span><text:span text:style-name="T1"> </text:span>chez les nobles, grandit un sentiment de pure terreur. Les deux féroces</text:p>
      <text:p text:style-name="P6">770<text:tab/><text:span text:style-name="T25">∙</text:span><text:span text:style-name="T1"> </text:span>gardiens de la demeure étaient tous deux en proie à la colère. Le tumulte <text:span text:style-name="T2">agitait la bâtisse.</text:span></text:p>
      <text:p text:style-name="P10"/>
      <text:p text:style-name="P12">Qui sont les « deux féroces gardiens de la demeure » ? Pourquoi cette expression est-elle importante pour comprendre le texte ?</text:p>
      <text:p text:style-name="P12"/>
      <text:p text:style-name="P12"/>
      <text:p text:style-name="P12"/>
      <text:p text:style-name="P12"/>
      <text:p text:style-name="P18"><text:soft-page-break/>2021.02.02 / Contrôle de cours sur le début de la séquence consacrée au héros médiéval</text:p>
      <text:p text:style-name="P2"/>
      <text:p text:style-name="P2">(1) Compléter ce texte à trous ( <text:s text:c="10"/>/ 8 points)</text:p>
      <text:p text:style-name="P2"/>
      <text:p text:style-name="P24"><text:span text:style-name="T20"><text:tab/>Le </text:span><text:span text:style-name="T21">Moyen-Age </text:span><text:span text:style-name="T20">est une période historique qui commence en </text:span><text:span text:style-name="T40">476</text:span><text:span text:style-name="T20"> et qui s’achève en </text:span><text:span text:style-name="T40">1492</text:span><text:span text:style-name="T20">. Juste avant le Moyen-Age se trouve une autre période historique nommée </text:span><text:span text:style-name="T22">l’</text:span><text:span text:style-name="T40">Antiquité</text:span><text:span text:style-name="T20">.</text:span></text:p>
      <text:p text:style-name="P24"><text:span text:style-name="T21"><text:tab/></text:span><text:span text:style-name="T23">Une </text:span><text:span text:style-name="T40">épopée</text:span><text:span text:style-name="T23"> est l’histoire des aventures d’un héros. Dans ce type d’histoire, le lecteur trouve deux figures de style : </text:span><text:span text:style-name="T40">l’hyperbole</text:span><text:span text:style-name="T23"> qui est une exagération et la </text:span><text:span text:style-name="T40">disproportion</text:span><text:span text:style-name="T23"> qui mêle des personnes ou des bâtiments de tailles très différentes.</text:span></text:p>
      <text:p text:style-name="P24"><text:span text:style-name="T21"><text:tab/></text:span><text:span text:style-name="T24">Dans le cours, nous avons étudié un extrait d’un poème </text:span><text:span text:style-name="T40">médiéval</text:span><text:span text:style-name="T22"> </text:span><text:span text:style-name="T24">(=appartenant au Moyen-Age) nommé </text:span><text:span text:style-name="T41">Beowulf</text:span><text:span text:style-name="T24">. Le héros donne son nom à ce poème, il s’agit donc d’un héros </text:span><text:span text:style-name="T40">éponyme</text:span><text:span text:style-name="T24">.</text:span></text:p>
      <text:p text:style-name="P2">(2) Lire l’extrait suivant de Beowulf et répondre à la question posée : <text:span text:style-name="T35">( <text:s text:c="4"/>/ 12 points)</text:span></text:p>
      <text:p text:style-name="P2"/>
      <text:p text:style-name="P5"><text:span text:style-name="T25"><text:tab/>∙</text:span><text:span text:style-name="T1"> </text:span><text:span text:style-name="T26">Le bon guerrier, le parent de Higelac, se souvint alors, </text:span><text:line-break/><text:tab/><text:span text:style-name="T25">∙</text:span><text:span text:style-name="T1"> </text:span><text:span text:style-name="T27">de son discours de la veille au soir. Il se leva bien droit</text:span><text:line-break/>760<text:tab/><text:span text:style-name="T25">∙</text:span><text:span text:style-name="T1"> </text:span><text:span text:style-name="T28">et le serra fortement. Des doigts éclatèrent.</text:span><text:line-break/><text:tab/><text:span text:style-name="T25">∙</text:span><text:span text:style-name="T1"> </text:span><text:span text:style-name="T29">Le géant tenta de s'échapper, le noble s'avança d'un pas.</text:span><text:line-break/><text:tab/><text:span text:style-name="T25">∙</text:span><text:span text:style-name="T1"> </text:span><text:span text:style-name="T30">Le célèbre Grendel se dit que lorsqu'il parviendrait à s'enfuir,</text:span><text:line-break/><text:tab/><text:span text:style-name="T25">∙</text:span><text:span text:style-name="T1"> </text:span><text:span text:style-name="T31">il volerait jusqu'en un lieu situé plus à l'écart et loin de cet endroit</text:span><text:line-break/><text:tab/><text:span text:style-name="T25">∙</text:span><text:span text:style-name="T1"> </text:span><text:span text:style-name="T32">et qu'il fuirait dans son refuge des marais. Il savait que le contrôle de ses doigts</text:span><text:line-break/>765<text:tab/><text:span text:style-name="T25">∙</text:span><text:span text:style-name="T1"> </text:span><text:span text:style-name="T33">dépendait de la poigne d'une personne féroce. Quel mauvais voyage</text:span><text:line-break/><text:tab/><text:span text:style-name="T25">∙</text:span><text:span text:style-name="T1"> </text:span><text:span text:style-name="T34">l'ennemi pernicieux avait-il entrepris en venant à Heorot !</text:span></text:p>
      <text:p text:style-name="P7"><text:tab/><text:span text:style-name="T25">∙</text:span><text:span text:style-name="T1"> </text:span>Quel vacarme dans la somptueuse grand'salle ! Chez tous les Danois,</text:p>
      <text:p text:style-name="P7"><text:tab/><text:span text:style-name="T25">∙</text:span><text:span text:style-name="T1"> —</text:span> habitants des forteresses — chez chacun de ces braves,</text:p>
      <text:p text:style-name="P7"><text:tab/><text:span text:style-name="T25">∙</text:span><text:span text:style-name="T1"> </text:span>chez les nobles, grandit un sentiment de pure terreur. Les deux féroces</text:p>
      <text:p text:style-name="P7">770<text:tab/><text:span text:style-name="T25">∙</text:span><text:span text:style-name="T1"> </text:span>gardiens de la demeure étaient tous deux en proie à la colère. Le tumulte <text:span text:style-name="T2">agitait la bâtisse.</text:span></text:p>
      <text:p text:style-name="P11"/>
      <text:p text:style-name="P13">Qui sont les « deux féroces gardiens de la demeure » ? Pourquoi cette expression est-elle importante pour comprendre le texte ?</text:p>
      <text:p text:style-name="P16"><text:span text:style-name="T75"><text:tab/></text:span><text:span text:style-name="T76">Grendel et Beowulf sont les « deux féroces gardiens de la demeure » car le héros et le monstre se battent indistinctivement comme des chiens ; il n’y a </text:span><text:span text:style-name="T77">pas</text:span><text:span text:style-name="T76"> </text:span><text:span text:style-name="T77">dans ce texte </text:span><text:span text:style-name="T76">de manichéisme car le héros se bat </text:span><text:span text:style-name="T77">aun final </text:span><text:span text:style-name="T76">comme un monstre.</text:span></text:p>
      <text:p text:style-name="P14"><text:span text:style-name="T52"><text:tab/></text:span><text:span text:style-name="T53">Cette expression montre que l’auteur du texte fait tout pour empêcher le lecteur de comprendre finement ce qui se passe : le lecteur est dans l’obscurité, comme le héros. </text:span><text:span text:style-name="T54">Ainsi, a</text:span><text:span text:style-name="T53">u vers 760 le déterminant article indéfini « des » empêche de savoir qui sont les doigts qui craquent.</text:span></text:p>
      <text:p text:style-name="P19"><text:soft-page-break/>2021.02.<text:span text:style-name="T55">11</text:span> / Contrôle de cours sur le début de la séquence consacrée au héros médiéval</text:p>
      <text:p text:style-name="P3"/>
      <text:p text:style-name="P3">(1) Compléter ce texte à trous ( <text:s text:c="10"/>/ 8 points)</text:p>
      <text:p text:style-name="P3"/>
      <text:p text:style-name="P23"><text:span text:style-name="T36"><text:tab/>Le </text:span>Moyen-Age <text:span text:style-name="T36">est une période historique qui commence en ____________________ et qui s’achève en ____________________. Juste avant le Moyen-Age se trouve une autre période historique nommée ____________________.</text:span></text:p>
      <text:p text:style-name="P23"><text:tab/><text:span text:style-name="T37">Une ____________________ est l’histoire des aventures d’un héros. Dans ce type d’histoire, le lecteur trouve deux figures de style : ____________________ qui est une exagération et la ____________________ qui mêle des personnes ou des bâtiments de tailles très différentes.</text:span></text:p>
      <text:p text:style-name="P23"><text:tab/><text:span text:style-name="T38">Dans le cours, nous avons étudié un extrait d’un poème ____________________ (=appartenant au Moyen-Age) nommé </text:span><text:span text:style-name="T39">Beowulf</text:span><text:span text:style-name="T38">. Le héros donne son nom à ce poème, il s’agit donc d’un héros ____________________.</text:span></text:p>
      <text:p text:style-name="P15"><text:span text:style-name="T56">(2) Lire l’extrait suivant de Beowulf et répondre à la question posée : </text:span><text:span text:style-name="T35">( <text:s text:c="4"/>/ 12 points)</text:span></text:p>
      <text:p text:style-name="P25"><text:span text:style-name="T10"><text:tab/></text:span><text:span text:style-name="T25">∙</text:span><text:span text:style-name="T1"> </text:span><text:span text:style-name="T10">Il vint, </text:span><text:span text:style-name="T11">se glissant dans la </text:span><text:span text:style-name="T10">nuit noire,</text:span><text:line-break/><text:tab/><text:span text:style-name="T25">∙</text:span><text:span text:style-name="T1"> </text:span><text:span text:style-name="T10">celui qui marche dans l'obscurité. Les </text:span><text:span text:style-name="T12">guerriers</text:span><text:span text:style-name="T10"> dormaient </text:span><text:span text:style-name="T13">tous</text:span><text:line-break/><text:tab/><text:span text:style-name="T25">∙</text:span><text:span text:style-name="T1"> —</text:span><text:span text:style-name="T61"> ils devaient surveiller la bâtisse à pignons —</text:span><text:line-break/><text:span text:style-name="T62">705<text:tab/></text:span><text:span text:style-name="T25">∙</text:span><text:span text:style-name="T1"> </text:span><text:span text:style-name="T62">sauf un. Les hommes savaient bien</text:span><text:line-break/><text:tab/><text:span text:style-name="T25">∙</text:span><text:span text:style-name="T1"> </text:span><text:span text:style-name="T63">qu'à moins que le Créateur ne le voulût,</text:span><text:line-break/><text:tab/><text:span text:style-name="T25">∙</text:span><text:span text:style-name="T1"> </text:span><text:span text:style-name="T64">l'ennemi criminel ne pourrait les entraîner dans les ténèbres.</text:span><text:line-break/><text:tab/><text:span text:style-name="T25">∙</text:span><text:span text:style-name="T1"> </text:span><text:span text:style-name="T65">Mais lui restait éveillé : furieux contre cet être hostile,</text:span><text:line-break/><text:tab/><text:span text:style-name="T25">∙</text:span><text:span text:style-name="T1"> </text:span><text:span text:style-name="T66">il attendait, plein de rage, l'issue des combats.</text:span></text:p>
      <text:p text:style-name="P25"><text:span text:style-name="T3">710<text:tab/></text:span><text:span text:style-name="T25">∙</text:span><text:span text:style-name="T1"> </text:span><text:span text:style-name="T14">Alors vint de la lande, </text:span><text:span text:style-name="T15">de sous les collines recouvertes de brouillard,</text:span><text:line-break/><text:tab/><text:span text:style-name="T25">∙</text:span><text:span text:style-name="T1"> </text:span><text:span text:style-name="T15">Grendel, à grands pas : </text:span><text:span text:style-name="T16">il portait sur lui </text:span><text:span text:style-name="T17">la colère de Dieu.</text:span><text:line-break/><text:tab/><text:span text:style-name="T25">∙</text:span><text:span text:style-name="T1"> </text:span><text:span text:style-name="T67">L'être malfaisant pensait prendre au piège l'une des créatures humaines</text:span><text:line-break/><text:tab/><text:span text:style-name="T25">∙</text:span><text:span text:style-name="T1"> </text:span><text:span text:style-name="T68">présentes dans la grand'salle à la haute toiture.</text:span><text:line-break/><text:tab/><text:span text:style-name="T25">∙</text:span><text:span text:style-name="T1"> </text:span><text:span text:style-name="T69">Il allait sous les nuages jusqu'à ce qu'il reconnût à coup sûr</text:span><text:line-break/><text:span text:style-name="T62">715<text:tab/></text:span><text:span text:style-name="T25">∙</text:span><text:span text:style-name="T1"> </text:span><text:span text:style-name="T62">la bâtisse où se déroulaient les festins — la grand'salle dorée des hommes —</text:span><text:line-break/><text:tab/><text:span text:style-name="T25">∙</text:span><text:span text:style-name="T1"> </text:span><text:span text:style-name="T70">décorée de riches ornements. Ce n'était pas la première fois</text:span><text:line-break/><text:tab/><text:span text:style-name="T25">∙</text:span><text:span text:style-name="T1"> </text:span><text:span text:style-name="T71">qu'il cherchait la demeure de Hrothgar :</text:span><text:line-break/><text:tab/><text:span text:style-name="T25">∙</text:span><text:span text:style-name="T1"> </text:span><text:span text:style-name="T72">mais jamais au cours de sa vie, ni avant ni après,</text:span><text:line-break/><text:tab/><text:span text:style-name="T25">∙</text:span><text:span text:style-name="T1"> </text:span><text:span text:style-name="T73">ne trouva-t-il, en des circonstances plus terribles encore, de nobles dans un hall !</text:span></text:p>
      <text:p text:style-name="P8"><text:span text:style-name="T3">720<text:tab/></text:span><text:span text:style-name="T25">∙</text:span><text:span text:style-name="T1"> </text:span><text:span text:style-name="T4">V</text:span><text:span text:style-name="T5">i</text:span><text:span text:style-name="T6">nt</text:span><text:span text:style-name="T5"> alors jusqu'à la bâtisse </text:span><text:span text:style-name="T7">le guerrier</text:span><text:span text:style-name="T8"> </text:span><text:span text:style-name="T9">qui rôdait,</text:span><text:line-break/><text:span text:style-name="T2"><text:tab/></text:span><text:span text:style-name="T25">∙</text:span><text:span text:style-name="T1"> </text:span><text:span text:style-name="T18">privé de joie. La porte, pourtant maintenue </text:span><text:span text:style-name="T2"><text:line-break/><text:tab/></text:span><text:span text:style-name="T25">∙</text:span><text:span text:style-name="T1"> </text:span><text:span text:style-name="T19">par des barres forgées au feu, s'ouvrit sitôt qu'il l'eût touchée de ses mains.</text:span></text:p>
      <text:p text:style-name="P8"><text:span text:style-name="T19"/></text:p>
      <text:p text:style-name="P9"><text:span text:style-name="T60"><text:tab/>C</text:span>omment l’arrivée du monstre est-elle décrite ? En combien de parties ? Grâce à cet extrait, que savons-nous sur le monstre 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20:47:13.998363423</meta:creation-date>
    <dc:date>2021-02-11T12:55:12.066000000</dc:date>
    <meta:editing-duration>PT31M8S</meta:editing-duration>
    <meta:editing-cycles>24</meta:editing-cycles>
    <meta:generator>LibreOffice/7.0.0.3$Windows_X86_64 LibreOffice_project/8061b3e9204bef6b321a21033174034a5e2ea88e</meta:generator>
    <meta:print-date>2021-02-04T15:42:50.061000000</meta:print-date>
    <meta:document-statistic meta:table-count="0" meta:image-count="0" meta:object-count="0" meta:page-count="3" meta:paragraph-count="36" meta:word-count="1129" meta:character-count="6646" meta:non-whitespace-character-count="5451"/>
  </office:meta>
</office:document-meta>
</file>